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1000002D756F6C79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3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3" draw:marker-end-width="0.3cm" draw:fill="none" draw:textarea-vertical-align="middle" loext:decorative="false"/>
      <style:paragraph-properties style:writing-mode="lr-tb"/>
    </style:style>
    <style:style style:name="gr5" style:family="graphic" style:parent-style-name="objectwithoutfill">
      <style:graphic-properties draw:marker-start="Arrowheads_20_4" draw:marker-end="" draw:marker-end-width="0.3cm" draw:fill="none" draw:textarea-vertical-align="middle" loext:decorative="false"/>
      <style:paragraph-properties style:writing-mode="lr-tb"/>
    </style:style>
    <style:style style:name="gr6" style:family="graphic" style:parent-style-name="objectwithoutfill">
      <style:graphic-properties draw:stroke="dash" draw:stroke-dash="Long_20_Dash" draw:marker-end="" draw:marker-end-width="0.3cm" svg:stroke-linecap="butt"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8" style:family="graphic" style:parent-style-name="standard">
      <style:graphic-properties draw:textarea-vertical-align="middle" loext:decorative="false"/>
      <style:paragraph-properties style:writing-mode="lr-tb"/>
    </style:style>
    <style:style style:name="gr9" style:family="graphic" style:parent-style-name="standard">
      <style:graphic-properties draw:marker-start="Arrowheads_20_9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936cm" svg:height="5.21cm" draw:transform="rotate (0.33562681515851) translate (7.234cm 8.566cm)">
          <draw:image xlink:href="Pictures/10000001000002B1000002D756F6C798.png" xlink:type="simple" xlink:show="embed" xlink:actuate="onLoad" draw:mime-type="image/png">
            <text:p/>
          </draw:image>
        </draw:frame>
        <draw:line draw:style-name="gr2" draw:text-style-name="P2" draw:layer="layout" svg:x1="6.667cm" svg:y1="13.652cm" svg:x2="6.667cm" svg:y2="5.08cm">
          <text:p/>
        </draw:line>
        <draw:line draw:style-name="gr3" draw:text-style-name="P2" draw:layer="layout" svg:x1="6.667cm" svg:y1="13.652cm" svg:x2="18.415cm" svg:y2="13.652cm">
          <text:p/>
        </draw:line>
        <draw:line draw:style-name="gr4" draw:text-style-name="P2" draw:layer="layout" svg:x1="10.444cm" svg:y1="10.143cm" svg:x2="14.922cm" svg:y2="8.572cm">
          <text:p text:style-name="P1"/>
          <text:p text:style-name="P1"><text:s text:c="5"/>rx</text:p>
        </draw:line>
        <draw:line draw:style-name="gr5" draw:text-style-name="P2" draw:layer="layout" svg:x1="8.7cm" svg:y1="5.276cm" svg:x2="10.431cm" svg:y2="10.162cm">
          <text:p text:style-name="P1"/>
          <text:p text:style-name="P1">ry <text:s text:c="9"/></text:p>
        </draw:line>
        <draw:line draw:style-name="gr6" draw:text-style-name="P2" draw:layer="layout" svg:x1="10.428cm" svg:y1="10.147cm" svg:x2="18.097cm" svg:y2="10.16cm">
          <text:p/>
        </draw:line>
        <draw:frame draw:style-name="gr7" draw:text-style-name="P3" draw:layer="layout" svg:width="1.171cm" svg:height="0.962cm" draw:transform="rotate (-0.959931088596881) translate (13.229cm 7.583cm)">
          <draw:text-box>
            <text:p>rw</text:p>
          </draw:text-box>
        </draw:frame>
        <draw:circle draw:style-name="gr8" draw:text-style-name="P1" draw:layer="layout" svg:width="8.462cm" svg:height="8.462cm" svg:x="6.246cm" svg:y="5.929cm" draw:kind="arc" draw:start-angle="359.74" draw:end-angle="19.58">
          <text:p text:style-name="P1"/>
        </draw:circle>
        <draw:frame draw:style-name="gr7" draw:text-style-name="P3" draw:layer="layout" svg:width="2.758cm" svg:height="0.962cm" svg:x="14.505cm" svg:y="8.99cm">
          <draw:text-box>
            <text:p>heading</text:p>
          </draw:text-box>
        </draw:frame>
        <draw:circle draw:style-name="gr9" draw:text-style-name="P1" draw:layer="layout" svg:width="6.968cm" svg:height="6.968cm" svg:x="6.993cm" svg:y="6.676cm" draw:kind="arc" draw:start-angle="19.69" draw:end-angle="47.97">
          <text:p/>
        </draw:circl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00:42:49.977066498</meta:creation-date>
    <dc:date>2024-05-28T01:26:46.550605775</dc:date>
    <meta:editing-duration>PT4M45S</meta:editing-duration>
    <meta:editing-cycles>1</meta:editing-cycles>
    <meta:generator>LibreOffice/24.2.2.2$Linux_X86_64 LibreOffice_project/420$Build-2</meta:generator>
    <meta:document-statistic meta:object-count="10"/>
  </office:meta>
</office:document-meta>
</file>